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ntium Book Plus" svg:font-family="'Gentium Book Plu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199cm" style:contextual-spacing="false"/>
      <style:text-properties style:font-name="Gentium Book Plus" fo:language="fr" fo:country="FR" officeooo:rsid="00295f11" officeooo:paragraph-rsid="002b4f69" style:font-name-asian="Gentium Book Plus"/>
    </style:style>
    <style:style style:name="P2" style:family="paragraph" style:parent-style-name="Standard">
      <style:paragraph-properties fo:margin-top="0cm" fo:margin-bottom="0.199cm" style:contextual-spacing="false"/>
      <style:text-properties style:font-name="Gentium Book Plus" fo:language="fr" fo:country="FR" officeooo:rsid="00295f11" officeooo:paragraph-rsid="00403a13" style:font-name-asian="Gentium Book Plus"/>
    </style:style>
    <style:style style:name="P3" style:family="paragraph" style:parent-style-name="Standard">
      <style:paragraph-properties fo:margin-top="0cm" fo:margin-bottom="0.199cm" style:contextual-spacing="false"/>
      <style:text-properties style:font-name="Gentium Book Plus" fo:language="fr" fo:country="FR" officeooo:rsid="00295f11" officeooo:paragraph-rsid="0040e0bf" style:font-name-asian="Gentium Book Plus"/>
    </style:style>
    <style:style style:name="T1" style:family="text">
      <style:text-properties officeooo:rsid="00403a13"/>
    </style:style>
    <style:style style:name="T2" style:family="text">
      <style:text-properties fo:font-style="italic" officeooo:rsid="00403a13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 y a une histoire au sujet de l'affection particulière que les Na ont pour les chiens. C'est qu'il y a bien longtemps, le chien a accepté d'échanger sa longévité avec celle des hommes! Autrefois, il y avait un personnage dont j'ai oublié le nom; il est question de lui dans les récits des prêtres <text:span text:style-name="T2">ddabe</text:span><text:span text:style-name="T1"> </text:span>/dɑ˧pɤ˧/. </text:p>
      <text:p text:style-name="P2"><text:tab/>(Note: il s'agit des prêtres de la religion locale, distincte du bouddhisme tibétain également pratiqué à Yongning; <text:span text:style-name="T1">la</text:span> religion <text:span text:style-name="T2">ddabe</text:span><text:span text:style-name="T1"> </text:span>/dɑ˧pɤ˧/ est proche de la religion /to˧mbɑ˩/ des Naxi.) </text:p>
      <text:p text:style-name="P2"><text:tab/>(Note: le nom du personnage est: Abeddee, /ə˧pɤ˧-ɖɯ˩/, ‘ə˧pɤ˧ le Grand’. Dans une version recueillie dans le village de Wenquan à la fin des années 1950, et dont le texte intégral est reproduit ici après la traduction chinoise du récit entier, le nom indiqué pour ce personnage, en chinois, est 阿包笃 Ā bāo dǔ, ce qui correspondrait en na à: ə/æ/ɑ + p/b ɤ/æ/ɑ + d/t v̩/o/ɯ: ɑ.pɑ.dv̩, ɑ.bɑ.to… Ce nom est interprété par M. Latami Dashi 拉他咪·达石 comme: /ɑ˧pɑ˧to˧˥/.)</text:p>
      <text:p text:style-name="P1"><text:tab/>Donc ce personnage-là, voilà ce qu'on en dit: autrefois, la durée de vie n'existait pas; et lui, il a distribué une certaine durée de vie à chaque être. On peut dire que les êtres vivants n'avaient pas de vie à proprement parler: ils n'avaient pas de longévité déterminée. Et quand la longévité a été distribuée, nous, les hommes, on s'est retrouvé avec une existence qui n'était pas bien longue! Cette histoire est liée à la cérémonie de passage à l'âge adulte qu'on pratique chez les Na. Ce qui s'est passé, c'est que les hommes étaient bien prévenus qu'il allait y avoir cette distribution, et qu'ils ne devaient pas s'endormir cette nuit-là, pour être les premiers arrivés à l'aube. Mais cette personne, notre ancêtre, dont il est question dans les récits des prêtres <text:span text:style-name="T1">ddape </text:span>/dɑ˧pɤ˧/, elle s'est endormie! Certaines créatures, une à une, se sont endormies, à ce qu'on raconte. Et la distribution a commencé sans elles! La durée de vie de mille ans, puis cent ans, quatre-vingts ans, soixante-dix ans et ainsi de suite, elle a été distribuée à d'autres. Le premier à se présenter, ç'a été le héron. Tu sais, l'oiseau grand comme ça! Dans le temps, pour se moquer de quelqu'un de très vieux, on lui disait: « Toi, t'es un vrai héron! » (Explication: c'était une moquerie affectueuse adressée aux personnes entrées depuis longtemps déjà dans le troisième âge, et qui continuaient de vivre; la moquerie concernait à la fois la longévité et l'apparence physique des personnes décharnées par le grand âge.) Le héron est légendaire pour sa longévité: quand quelqu'un vit très longtemps, on le compare au héron! </text:p>
      <text:p text:style-name="P1"><text:tab/>Mais revenons à notre histoire, qui raconte comment, au temps jadis, l'homme a échangé sa longévité avec celle du chien. Le héron, il ne dormait pas, la veille du jour décisif où la longévité allait être distribuée. Il guettait l'appel! et il a obtenu cent ans. La grue, elle, elle a obtenu quatre-vingts-ans. Le chien, lui, on dit qu'il a obtenu soixante ans. Il ne s'était pas levé tôt ce jour-là! Quant à l'homme, il était toujours endormi, alors qu'on lui avait bien dit de se réveiller tôt! Il a dormi jusqu'au matin. Après coup, un Na est allé trouver celui qui distribuait la longévité, et il lui a demandé: « Est-ce qu'il serait possible d'échanger avec le chien? S'il vous plaît! Notre existence est vraiment trop courte! Parlez-en au chien, pour voir s'il serait possible d'échanger! » Alors, celui qui distribuait la longévité a posé la question au chien: « Ca te <text:soft-page-break/>convient comme ça? » Le chien a dit: « D'accord! » et le chien et l'homme ont échangé leur longévité. </text:p>
      <text:p text:style-name="P1"><text:tab/>Nous autres, les hommes, on n'avait obtenu que treize années de vie! Si à treize ans on célèbre le rituel de passage à l'âge adulte, au moment du Nouvel An, c'est parce qu'autrefois la vie ne comptait que treize années! (Note: la cérémonie de passage à l'âge adulte s'appelle « porter la jupe » pour les jeunes filles, qui commencent alors à porter la jupe, et « porter le pantalon » pour les jeunes gens, qui commencent alors à porter le pantalon.) Le chien, lui, il s'est retrouvé avec seulement treize ans de vie, tandis que nous autres, notre longévité a été portée à soixante ans!</text:p>
      <text:p text:style-name="P1"><text:tab/>Voilà comment on fête ça, depuis lors: la veille du jour de l'an, ce n'est pas nous qui mangeons en premier. On donne d'abord à manger aux ancêtres décédés. Quand on leur a présenté la nourriture, qu'on en a déposé un peu à l'endroit du foyer qui symbolise leur présence, le moment est venu de donner à manger au chien. On le traite comme une personne: on lui sert de la viande! Poisson, poulet, porc, bœuf… On cuisine de la viande, et on sert d'abord le chien; on le traite avec égards! <text:span text:style-name="T1">Cela tient à</text:span> cette légende, qui dit que la vie humaine, c'est le chien qui nous l'a donnée. On donne aussi de la soupe au chien; ce soir-là, pas question de lui refiler de la pâtée! On lui donne du riz fraîchement cuit (pas un reste de riz délayé à l'eau comme on en donne d'ordinaire au chien); on mélange la viande et le riz pour lui. On donne à chacun [des chiens] un bol, ou une bassine. Le chien, ce chien qui nous a donné son existence, on observe ce qu'il mange: s'il commence par la viande, par les céréales et la viande, s'il ne boit pas, cette année-là, il ne pleuvra pas trop, il fera bien sec! (Explication: selon la tradition, si le chien commence par manger la nourriture sèche — viande et céréales —, on évitera un excès de pluie; si le chien commence par la soupe, il pleuvra à verse, au risque de faire pourrir les récoltes.) Si le chien boit tout de suite sa soupe, c'est qu'il va pleuvoir beaucoup cette année-là! Et voilà toute l'histoire!</text:p>
      <text:p text:style-name="P3"><text:tab/>Des histoires, il en existe en grand nombre; mais il n'y en a guère que je sache raconter! Celle-ci, c'est un message que nous transmettent les anciens. Voilà ce qu'elles nous disaient au Nouvel An, dans le temps, nos aïeules: « Le chien et l'homme, ils ont échangé leur longévité; alors il faut avoir des égards pour le chien! Notre existence, c'est le chien qui nous en a fait don! Le fait que vous puissiez entrer dans l'âge adulte à treize ans, c'est grâce au chien! Quand celui qui distribuait la longévité a appelé, il y a d'abord eu mille ans à prendre, puis cent ans, puis soixante ans! Le dieu ə˧pɤ˧-ɖɯ˩ (ə˧pɤ˧ le Grand), il coupe la vie lorsqu'elle est parvenue à son terme! » Voilà ce qu'ils racontaient, les vieux! « Il faut avoir des égards pour les chiens! on n'avait obtenu que treize années; c'est le chien qui nous a donné une plus grande longévité! » Les gens de la génération de mon arrière-grand-mère, ils disaient qu'il fallait avoir des égards pour les chiens! (Note: la locutrice désigne comme ‘arrière-grand-mère’ celle qui est en fait sa grand-mère maternelle, adoptant le terme d'adresse employé par ses propres enfants.) Le jour du Nouvel An, on donnait réellement à manger au chien comme à une personne humaine, et on nous disait: « Commencez par regarder ce que mange le chien, pour savoir s'il pleuvra beaucoup ou non! » </text:p>
      <text:p text:style-name="P3"><text:soft-page-break/>Quant à savoir si c'est vrai ou pas… on ne sait plus! C'est une histoire que les vieux racontaient; moi, je n'en connais que des bribes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ntium Book Plus" svg:font-family="'Gentium Book Plu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09:48:19.638047594</meta:creation-date>
    <dc:date>2024-12-29T17:10:08.688959582</dc:date>
    <meta:editing-duration>PT7H57M7S</meta:editing-duration>
    <meta:editing-cycles>31</meta:editing-cycles>
    <meta:generator>LibreOffice/24.2.7.2$Linux_X86_64 LibreOffice_project/420$Build-2</meta:generator>
    <meta:document-statistic meta:table-count="0" meta:image-count="0" meta:object-count="0" meta:page-count="3" meta:paragraph-count="9" meta:word-count="1260" meta:character-count="7073" meta:non-whitespace-character-count="5816"/>
  </office:meta>
</office:document-meta>
</file>